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4a3" officeooo:paragraph-rsid="001c94a3"/>
    </style:style>
    <style:style style:name="P2" style:family="paragraph" style:parent-style-name="Standard">
      <style:text-properties officeooo:rsid="001eba0b" officeooo:paragraph-rsid="001eba0b"/>
    </style:style>
    <style:style style:name="P3" style:family="paragraph" style:parent-style-name="Standard">
      <style:text-properties officeooo:rsid="001fbd49" officeooo:paragraph-rsid="001fbd49"/>
    </style:style>
    <style:style style:name="P4" style:family="paragraph" style:parent-style-name="Standard">
      <style:text-properties officeooo:rsid="0020d137" officeooo:paragraph-rsid="0020d137"/>
    </style:style>
    <style:style style:name="P5" style:family="paragraph" style:parent-style-name="Standard">
      <style:text-properties officeooo:rsid="0022b6ba" officeooo:paragraph-rsid="0022b6ba"/>
    </style:style>
    <style:style style:name="P6" style:family="paragraph" style:parent-style-name="Standard">
      <style:text-properties officeooo:rsid="0023fa46" officeooo:paragraph-rsid="0023fa46"/>
    </style:style>
    <style:style style:name="P7" style:family="paragraph" style:parent-style-name="Standard">
      <style:text-properties officeooo:rsid="002535a1" officeooo:paragraph-rsid="002535a1"/>
    </style:style>
    <style:style style:name="P8" style:family="paragraph" style:parent-style-name="Standard">
      <style:text-properties officeooo:rsid="00267bba" officeooo:paragraph-rsid="00267bba"/>
    </style:style>
    <style:style style:name="P9" style:family="paragraph" style:parent-style-name="Standard">
      <style:text-properties officeooo:rsid="002cb3c2" officeooo:paragraph-rsid="002cb3c2"/>
    </style:style>
    <style:style style:name="P10" style:family="paragraph" style:parent-style-name="Standard">
      <style:text-properties officeooo:rsid="002eb05e" officeooo:paragraph-rsid="002eb05e"/>
    </style:style>
    <style:style style:name="P11" style:family="paragraph" style:parent-style-name="Standard">
      <style:text-properties officeooo:rsid="002ff709" officeooo:paragraph-rsid="002ff709"/>
    </style:style>
    <style:style style:name="P12" style:family="paragraph" style:parent-style-name="Standard">
      <style:text-properties officeooo:rsid="0030d9a8" officeooo:paragraph-rsid="0030d9a8"/>
    </style:style>
    <style:style style:name="P13" style:family="paragraph" style:parent-style-name="Standard">
      <style:text-properties officeooo:rsid="0032fb51" officeooo:paragraph-rsid="003336ba"/>
    </style:style>
    <style:style style:name="P14" style:family="paragraph" style:parent-style-name="Standard">
      <style:text-properties officeooo:rsid="0032fb51" officeooo:paragraph-rsid="0032fb51"/>
    </style:style>
    <style:style style:name="P15" style:family="paragraph" style:parent-style-name="Standard">
      <style:text-properties officeooo:rsid="003397cc" officeooo:paragraph-rsid="003397cc"/>
    </style:style>
    <style:style style:name="P16" style:family="paragraph" style:parent-style-name="Standard">
      <style:text-properties officeooo:rsid="00350ef5" officeooo:paragraph-rsid="00350ef5"/>
    </style:style>
    <style:style style:name="P17" style:family="paragraph" style:parent-style-name="Standard">
      <style:text-properties officeooo:rsid="00363436" officeooo:paragraph-rsid="00363436"/>
    </style:style>
    <style:style style:name="P18" style:family="paragraph" style:parent-style-name="Standard">
      <style:text-properties officeooo:rsid="0038b4e6" officeooo:paragraph-rsid="0038b4e6"/>
    </style:style>
    <style:style style:name="P19" style:family="paragraph" style:parent-style-name="Standard">
      <style:text-properties officeooo:rsid="0038b4e6" officeooo:paragraph-rsid="0039ef12"/>
    </style:style>
    <style:style style:name="P20" style:family="paragraph" style:parent-style-name="Standard">
      <style:text-properties officeooo:rsid="003a067f" officeooo:paragraph-rsid="003a067f"/>
    </style:style>
    <style:style style:name="P21" style:family="paragraph" style:parent-style-name="Standard">
      <style:text-properties officeooo:rsid="003d69d0" officeooo:paragraph-rsid="003d69d0"/>
    </style:style>
    <style:style style:name="P22" style:family="paragraph" style:parent-style-name="Standard">
      <style:text-properties officeooo:rsid="003e2912" officeooo:paragraph-rsid="003e2912"/>
    </style:style>
    <style:style style:name="P23" style:family="paragraph" style:parent-style-name="Standard">
      <style:text-properties officeooo:rsid="003edf95" officeooo:paragraph-rsid="003edf95"/>
    </style:style>
    <style:style style:name="P24" style:family="paragraph" style:parent-style-name="Standard">
      <style:text-properties officeooo:rsid="003f7e9a" officeooo:paragraph-rsid="003f7e9a"/>
    </style:style>
    <style:style style:name="P25" style:family="paragraph" style:parent-style-name="Standard">
      <style:text-properties officeooo:rsid="0040cb0e" officeooo:paragraph-rsid="0040cb0e"/>
    </style:style>
    <style:style style:name="P26" style:family="paragraph" style:parent-style-name="Standard">
      <style:text-properties officeooo:rsid="00410e89" officeooo:paragraph-rsid="00410e89"/>
    </style:style>
    <style:style style:name="P27" style:family="paragraph" style:parent-style-name="Standard">
      <style:text-properties officeooo:rsid="004169b8" officeooo:paragraph-rsid="004169b8"/>
    </style:style>
    <style:style style:name="P28" style:family="paragraph" style:parent-style-name="Standard">
      <style:text-properties officeooo:rsid="004239a0" officeooo:paragraph-rsid="004239a0"/>
    </style:style>
    <style:style style:name="P29" style:family="paragraph" style:parent-style-name="Standard">
      <style:text-properties officeooo:rsid="0043b754" officeooo:paragraph-rsid="0043b754"/>
    </style:style>
    <style:style style:name="P30" style:family="paragraph" style:parent-style-name="Standard">
      <style:text-properties officeooo:rsid="0047690b" officeooo:paragraph-rsid="0047690b"/>
    </style:style>
    <style:style style:name="P31" style:family="paragraph" style:parent-style-name="Standard">
      <style:text-properties officeooo:rsid="004792d9" officeooo:paragraph-rsid="0047690b"/>
    </style:style>
    <style:style style:name="P32" style:family="paragraph" style:parent-style-name="Standard">
      <style:text-properties officeooo:rsid="004792d9" officeooo:paragraph-rsid="004792d9"/>
    </style:style>
    <style:style style:name="P33" style:family="paragraph" style:parent-style-name="Standard">
      <style:text-properties officeooo:rsid="0048b9c9" officeooo:paragraph-rsid="0048b9c9"/>
    </style:style>
    <style:style style:name="P34" style:family="paragraph" style:parent-style-name="Standard">
      <style:text-properties officeooo:rsid="0049f607" officeooo:paragraph-rsid="0049f607"/>
    </style:style>
    <style:style style:name="P35" style:family="paragraph" style:parent-style-name="Standard">
      <style:text-properties officeooo:rsid="004dea2a" officeooo:paragraph-rsid="004dea2a"/>
    </style:style>
    <style:style style:name="P36" style:family="paragraph" style:parent-style-name="Standard">
      <style:text-properties officeooo:rsid="004e2cca" officeooo:paragraph-rsid="004e2cca"/>
    </style:style>
    <style:style style:name="P37" style:family="paragraph" style:parent-style-name="Standard">
      <style:text-properties officeooo:rsid="004dea2a" officeooo:paragraph-rsid="004dea2a"/>
    </style:style>
    <style:style style:name="P38" style:family="paragraph" style:parent-style-name="Standard">
      <style:text-properties officeooo:rsid="005152e7" officeooo:paragraph-rsid="005152e7"/>
    </style:style>
    <style:style style:name="P39" style:family="paragraph" style:parent-style-name="Standard">
      <style:text-properties officeooo:rsid="004f4567" officeooo:paragraph-rsid="004f4567"/>
    </style:style>
    <style:style style:name="P40" style:family="paragraph" style:parent-style-name="Standard">
      <style:text-properties officeooo:rsid="0052f7b9" officeooo:paragraph-rsid="0052f7b9"/>
    </style:style>
    <style:style style:name="P41" style:family="paragraph" style:parent-style-name="Standard">
      <style:text-properties officeooo:rsid="0053c971" officeooo:paragraph-rsid="0053c971"/>
    </style:style>
    <style:style style:name="T1" style:family="text">
      <style:text-properties officeooo:rsid="0027309e"/>
    </style:style>
    <style:style style:name="T2" style:family="text">
      <style:text-properties officeooo:rsid="0027bce6"/>
    </style:style>
    <style:style style:name="T3" style:family="text">
      <style:text-properties officeooo:rsid="00296c15"/>
    </style:style>
    <style:style style:name="T4" style:family="text">
      <style:text-properties officeooo:rsid="0032446a"/>
    </style:style>
    <style:style style:name="T5" style:family="text">
      <style:text-properties officeooo:rsid="003336ba"/>
    </style:style>
    <style:style style:name="T6" style:family="text">
      <style:text-properties officeooo:rsid="003397cc"/>
    </style:style>
    <style:style style:name="T7" style:family="text">
      <style:text-properties officeooo:rsid="0037d45f"/>
    </style:style>
    <style:style style:name="T8" style:family="text">
      <style:text-properties officeooo:rsid="003f7e9a"/>
    </style:style>
    <style:style style:name="T9" style:family="text">
      <style:text-properties officeooo:rsid="004488d8"/>
    </style:style>
    <style:style style:name="T10" style:family="text">
      <style:text-properties officeooo:rsid="0048b9c9"/>
    </style:style>
    <style:style style:name="T11" style:family="text">
      <style:text-properties officeooo:rsid="00501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habalar, bu yazı dizimde sizlerle lfs ile sıfırdan kendi GNU/Linux işletim sistemimizin temellerini atacağız, amacımız sıfırdan bir işletim sistemi geliştirmekten ziyade sürecin nasıl işlediğini tam olarak nasıl çalıştığını anlayabilmek. Programları derleyip konfigurasyon dosyalarına elle müdahele etmek. <text:s/>LFS projesinin geliştiricisi Gerard Beekmans'ın da belirttiği gibi amaç daha çok eğitim.</text:p>
      <text:p text:style-name="P1"/>
      <text:p text:style-name="P1">Öncelikle kısaca LFS'den, nedir ne değildir bahsedelim.</text:p>
      <text:p text:style-name="P1"/>
      <text:p text:style-name="P1">Nedir?</text:p>
      <text:p text:style-name="P1">LFS (Linux From Scratch) GNU programlarının kaynak kodlarından adım adım kendi linux sistemimizi inşa etmemize yardımcı olan bir projedir.</text:p>
      <text:p text:style-name="P1"/>
      <text:p text:style-name="P1">Ne değildir?</text:p>
      <text:p text:style-name="P1">Hazır bir dağıtım değildir. Katı kuralları, kesin tercihleri olan bir proje ya da işletim sistemi değildir, sizi tamemen özgür yazılımın özgür seçimler dünyasına bırakır. </text:p>
      <text:p text:style-name="P1"/>
      <text:p text:style-name="P2">LFS Projesi alt projeler içerir biraz da bunlardan bahsedelim</text:p>
      <text:p text:style-name="P2"/>
      <text:p text:style-name="P2">LFS: Ana esas kitabımız</text:p>
      <text:p text:style-name="P2">B(beyond)LFS: Bitmiş lfs kurulumunu bir ileri seviyeye taşıyıp kullanılabilir bir sistem oluşturmayı hedefler.</text:p>
      <text:p text:style-name="P2">A(Automated)LFS: LFS'yi ve BLFS'yi birkaç defa yapıp tecrübe edinip, daha fazla kavrayıp öğrendikten sonra çoğu kullanıcı artık kendi sistemlerini (tamemen kullanım amaçlı) oluşturma yoluna gitmekte. (Bence zaten olması gereken de bu) ancak bazı adımları anlayıp geçtikten sonra birçok zaman kaybı yaşadığımız yerleri hızlandıran ALFS'yi kullanmaya başlayabilirsiniz. ALFS süreci hızlandırarak sizi birçok yükten kurtarıyor.</text:p>
      <text:p text:style-name="P2">C(cross)LFS: Başka sistemler için derleme yapıyorsanız (kullandığınız sistem değil de örneğin daha düşük seviyedeki bir sistem için daha iyi donanımdaki bir makineden derleme yapacaksanız veya gömülü-embedded sistemler için böyle bir işe giriştiyseniz) clfs size gerekli araçları ve çapraz derlemek için gerekli yöntem, parametre vs sağlıyor.</text:p>
      <text:p text:style-name="P2">H(Hardened)LFS: Yüksek güvenlikli bir sistem inşa etmek istiyorsanız sizin için.</text:p>
      <text:p text:style-name="P2">Hints: LFS ve BLFS de yer almayan, sisteminizi daha da ileriye taşımak için gerekli ipuçları ve önerilerin olduğu bölüm.</text:p>
      <text:p text:style-name="P2">LiveCD: Öncelikle şunu belirteyim yeni sürüm kitaplar için (7 ve sonrası) artık desteklenmiyor. Amaç LFS için gerekli ortamı hazır olarak kullanıcıya liveCD ile sunmaktı. E ne yapıcaz? Kendi host'umuzu kendimiz optimize edeceğiz gerekli araçlarla donatacağız. (Hali hazırda bir linux sürümü sisteminizde yüklüyse işiniz daha kolay zaten birçok gerekli araç yüklü olacak.)</text:p>
      <text:p text:style-name="P2">Patches: Adı üzerinde, gerekli patch'ler.</text:p>
      <text:p text:style-name="P2"/>
      <text:p text:style-name="P3">Öncelikle kitapların kararlı sürümlerinden birini indirelim. (Bu yazıya başladığım tarihte en son kararlı sürüm LFS-BOOK-7.7'ydi.)</text:p>
      <text:p text:style-name="P3"><text:a xlink:type="simple" xlink:href="http://www.linuxfromscratch.org/lfs/downloads/stable/">http://www.linuxfromscratch.org/lfs/downloads/stable/</text:a></text:p>
      <text:p text:style-name="P3">adresinden kitapları indirebilirsiniz.</text:p>
      <text:p text:style-name="P3"/>
      <text:p text:style-name="P6">Online okumak için</text:p>
      <text:p text:style-name="P6"><text:a xlink:type="simple" xlink:href="http://www.linuxfromscratch.org/lfs/view/stable/">http://www.linuxfromscratch.org/lfs/view/stable/</text:a></text:p>
      <text:p text:style-name="P6"/>
      <text:p text:style-name="P7">ne yazık ki lfs book'un türkçe çevrimi henüz mevcut değil, ama ilgilenen olursa bana mail atın tek başına böyle bir projeye vaktim yetmeyece ancak en azından birkaç kişi olursak böyle bir işe girişebiliriz, çok da güzel olur diye düşünüyorum, zaten kitap ve yeni versiyonları dinamik olarak değişmekte yani kitabı bir defa çevirdikten sonra yeni versiyonlarına adapte etmek çok daha kolay olacaktır.</text:p>
      <text:p text:style-name="P3"><text:soft-page-break/></text:p>
      <text:p text:style-name="P4">Kendi geliştirme ortamım ve donanımım hakkında</text:p>
      <text:p text:style-name="P4">LFS Sistemini build edeceğim hedef target sistemin donanımı</text:p>
      <text:p text:style-name="P4">intel i7 İşlemci</text:p>
      <text:p text:style-name="P4">4 GB ram</text:p>
      <text:p text:style-name="P4">120 GB ssd =&gt; xUbuntu 14.04.2 yüklü (host sistem)</text:p>
      <text:p text:style-name="P4">ikinci hard disk</text:p>
      <text:p text:style-name="P4"><text:tab/>500 GB =&gt; target disk. (LFS'nin build edileceği disk.)</text:p>
      <text:p text:style-name="P4">iki disk de laptop içerisinde (internal) yani harici disk'e kurmuyorum veya harici disk üzerinden kullandığım bir işletim sistemini konak olarak kullanmıyorum. Ama tavsiyem eğer böyle lfs için farklı bir disk ayırma şansınız yoksa, flash disk üzerine veya harici bir disk üzerine herhangi bir linux yükleyerek host olarak kullanabilirsiniz.</text:p>
      <text:p text:style-name="P4"/>
      <text:p text:style-name="P4">Projeye başlamadan, kolları sıvamadan önce tüm sisteminizin yedeğini almayı (ya da en azından kişisel belgelerinizi =) ) sakın unutmayın, yaşayabileceğiniz veri kaybı vb. Hasarlar için meshuliyet kabul etmiyorum ;)</text:p>
      <text:p text:style-name="P4"/>
      <text:p text:style-name="P5">Zaten asıl işi kitap yapacak asıl kaynağımız o. Ben sadece kendi yaşadığım tecrübelerimi ve karşılaştığım sorunları nasıl çözdüğümü ve sonuç olarak ne elde ettiğimi sizlerle paylaşmak istedim.</text:p>
      <text:p text:style-name="P5"/>
      <text:p text:style-name="P8">Foreword</text:p>
      <text:p text:style-name="P8">Kısaca, Arkadaş bu proje nasıl ortaya çıktı? Sorusunu cevaplıyoruz</text:p>
      <text:p text:style-name="P8"/>
      <text:p text:style-name="P8">Şimdi efendim bildiğiniz üzere GNU/Linux dediğimiz şey aslında bir işletim sistemi değil, bir kernel yani çekirdek. Linux çekirdeği kullanan dağıtımların nasıl dağıtım haline geldiği sorusu ortaya çıkıyor burada. <text:span text:style-name="T3">Dağıtımları dağıtım yapan nedir neleri farklıdır? Yazarımız da benim ve muhtemelen birçok linux severin yaptığı gibi birçok dağıtımı denemiş ve hepsini de beğenmiş kesin doğru veya yanlış diye birşey yok iyi veya kötü yok hepsinin iyi tarafları var olay tercihler meselesinden ibaret demiş. Ve oturmuş kendi sistemini kendisi derlemiş.</text:span> <text:span text:style-name="T2">L</text:span>inux kerneli ile <text:span text:style-name="T2">sıfırdan bir </text:span>işletim sistemi yapacağımızı varsayalım. Yazar tam olarak bu noktada ortaya çıkıyor ve diyor ki evet işte bize böyle bir şey yapacak olursak linux standartları (lsb), POSIX standartları ve benzeri birsürü şey çıkıyor karşımıza, bir sistemin çalışır durumda olması için gerekli minimum paketleri, servisleri tespit ediyor ve diyor ki bir yere kadar yapacağınız çoğu şey standart olmak zorunda (tabiki bu da zorunlu değil ama en azından elle tutulur bir sistem olacaksa belirli standartlara uymak zorunda değil mi efendim :9 ) <text:s/><text:span text:style-name="T1">Bu paketleri bir araya getirip açılan bir sistem elde ettiğinizde de zaten lfs ortaya çıkmış oluyor. BLFS ile de kalanını halledip normal grafik arayüzü vs olan ve çalışabilir bir sistem elde etme şansınız var. Ancak o kadar ucu açık ve özelleşebilir bir sistem ki zaten Özgür yazılım dünyasında olanlar bilirler seçimleriniz neredeyse sınırsızdır. Yazar burada bazı önerilerde bulunuyor kitabın bazı kısımları yapacağınız seçimlere göre dallanıp budaklanıyor vs. neyse konuyu daha fazla uzatmadan işin özü ister kendi firewall'ınızı yapacak olun isterseniz bir sunucu veya masaüstü ortamı, başlangıçta bunlara ihtiyacınız olacak. Diyor ve bize bu yol gösterici kitabı indiriyor. </text:span></text:p>
      <text:p text:style-name="P8"/>
      <text:p text:style-name="P8"/>
      <text:p text:style-name="P9">Hazır bir dağıtım kullanmak varken neden bu kadar zahmete girip sıfırdan bir linux sistemi oluşturuyoruz?</text:p>
      <text:p text:style-name="P9"/>
      <text:p text:style-name="P9">Öncelikle Linux sistemlerin tam olarak nasıl çalıştığını anlamanın daha iyi bir yolu yok. <text:span text:style-name="T6">Yani sadece eğitim amaçlı kullanmak için bile çok başarılı bir proje.</text:span></text:p>
      <text:p text:style-name="P10">Kendi ihtiyaçlarınıza göre, kendi zevklerinize göre bir sistem oluşturma şansı. Her ne kadar bir dağıtımın hedef aldığı kullanıcı kitlesine dahil olsanız da illa ki hiç kullanmadığınız/kullanmayacağınız birçok paket olacak bunun yanında indirdiğiniz hazır dağıtımda <text:soft-page-break/>yüklü gelmeyen birsürü de paket/program kurmak isteyeceksiniz. LFS ile tamamen ihtiyacınız olanı alma şansınız var. </text:p>
      <text:p text:style-name="P11">Diğer bir neden, sisteminiz üzerinizde herhangi bir dağıtım üzerinde sahip olabileceğinizden çok daha fazla kontrol sahibi olabileceksiniz. Biliyorum bazı super user'lar bu madde karşı çıkacaktır ben sistemimi istediğim gibi kontrol edebiliyorum/edebilirim diyecekler, evet haklısınız sayın okur ancak herşeyi en baştan elle derlemekten bahsediyorum, ayar dosyalarından bağımlılıklara kadar herşey sizin elinizde, bağımlılıkları çözümleyecek bir paket yönetim sisteminiz bile yok. Yazarın değişiyle, sürücü koltuğunda siz oturuyorsunuz.</text:p>
      <text:p text:style-name="P12">Gereksiz şeylerden arındırılmış bir sistem çok daha az sistem kaynağı tüketecektir diyor Gerard abimiz. Donanımızın çok iyi özelliklerde olduğunu düşünebilirsiniz, haklısınız da ancak gömülü sistemler veya çalıştırılabilir (live) cd-<text:span text:style-name="T4">usb'ler söz konusu olduğunda çok daha düşük özelliklerde çalışabilecek sistemler gerekebeilecektir. LFS bu alanlarada da oldukça avantaj sağlar.</text:span></text:p>
      <text:p text:style-name="P13">Ayrıca tüm sistemi kaynak kodundan derlediğiniz için örneğin bir programda yayınlanan güvenlik açığı güncellemes<text:span text:style-name="T5">i</text:span>ni başka birisinin güvenlik açığı için binary paket yayınlamasını, güncellemesini beklemek zorunda kalma<text:span text:style-name="T5">dan</text:span> direk uygulayabilirsiniz <text:span text:style-name="T5">veya biliyorsanız kendiniz bile kapatabilirsiniz</text:span>, bu da size daha güvenli bir sisteme sahip olma şansı sağlar.</text:p>
      <text:p text:style-name="P14"/>
      <text:p text:style-name="P15">Özet olarak lfs'nin amacı, sıfırdan, temel seviye çalışabilir bir sistem oluşturmaktır. Eğer böyle bir amacınız yoksa, yukarıdaki nedenlerden herhangi biri de ilginizi çekmiyorsa yol yakınken geri dönebilirsiniz :)</text:p>
      <text:p text:style-name="P15"/>
      <text:p text:style-name="P16">LFS'nin hedef mimarisi AMD/Intel x86 (32-bit) ve x86_64 (64-bit) işlemcilerdir ancak çeşitli modifikasyonlarla Power PC ve ARM işlemcilerde de çalışabildiği belirtiliyor.</text:p>
      <text:p text:style-name="P16"/>
      <text:p text:style-name="P16">Benim örnek olarak kullanacağım mimari amd64 ya da diğer yazılışıyla x86_64 (64-bit) mimarisi olacak. (işlemcim intel i7-2630QM)</text:p>
      <text:p text:style-name="P16"/>
      <text:p text:style-name="P17">Burada 64 bit işlemciler üzerine 32 bit derlemenin yapılabileceğini hatırlatalım. 32 <text:span text:style-name="T7">Bit ile 64 bit sistemi kıyaslayacak olursak, 64 bit sistemde çalıştırılabilir dosyaların boyutları biraz daha büyük olmasına karşın, derleme hızı 32 bit'e göre daha hızlıdır.</text:span></text:p>
      <text:p text:style-name="P17"/>
      <text:p text:style-name="P18">Örnek olarak da </text:p>
      <text:p text:style-name="P18"/>
      <text:p text:style-name="P18">Mimari <text:tab/>Derleme Süresi<text:tab/>Derlenmiş Boyutu</text:p>
      <text:p text:style-name="P19">32-bit <text:tab/><text:tab/>198.5 Dakika<text:tab/><text:tab/>648 MB<text:tab/></text:p>
      <text:p text:style-name="P19">64-bit <text:tab/><text:tab/>190.6 Dakika <text:tab/><text:tab/>709 MB</text:p>
      <text:p text:style-name="P19"/>
      <text:p text:style-name="P20">görüldüğü gibi 64 bit'in kazanımı çok fazla değil, eğer 4 GB'dan fazla data'lar üzerinde işlem yapmak gibi bir hedefiniz yoksa veya ram miktarınız 4 GB'dan büyük değilse 64 bit seçmenizin sizin için çok büyük bir artısı olmayacaktır.</text:p>
      <text:p text:style-name="P21">Bu arada baştan söyleyelim, bazı eski paketlerde 64 bit desteği yok, özellikle eski bir ekran kartınız varsa sıkıntı yaşabilirsiniz başlamadan önce xorg sürücülerinin 64 bit desteği olup olmadığını kontrol ederseniz iyi olacaktır.</text:p>
      <text:p text:style-name="P21"><text:a xlink:type="simple" xlink:href="http://xorg.freedesktop.org/releases/individual/driver/">http://xorg.freedesktop.org/releases/individual/driver/</text:a></text:p>
      <text:p text:style-name="P21"/>
      <text:p text:style-name="P22">LFS ve Standartlar</text:p>
      <text:p text:style-name="P22">Daha önce de değindiğimiz gibi LFS POSIX.1-2008, Dosya sistemi hiyerarşisi (fsh 3.0) ve linux standart base (LSB) spesifikasyonlarını desteklemekte. (Yani bu standartlar gözetilerek inşa edilmekte.)</text:p>
      <text:p text:style-name="P22"/>
      <text:p text:style-name="P23">Bunlardan LSB kendi içerisinde alt standartlara ayrılıyor. </text:p>
      <text:p text:style-name="P23">Core (çekirdek), C++, Desktop (masaüstü), Runtime Languages (çalıştırma zamanı dilleri), ve <text:soft-page-break/>printing (yazdırma)</text:p>
      <text:p text:style-name="P23"/>
      <text:p text:style-name="P23">Bu arada LSB'nin gereksinimleri konusunda fikir ayrılıkları ortaya çıkmakta ancak yine seçim şansımız bizim elimizde, şimdilik bu konuyla çok vakit kaybetmeyelim ve yolumuza devam edelim.</text:p>
      <text:p text:style-name="P23"/>
      <text:p text:style-name="P23">Bu arada BLFS deki çeşitli paketleri kullanarak LSB uygunluklarını test edebiliriz.</text:p>
      <text:p text:style-name="P23"/>
      <text:p text:style-name="P23">Şimdi gelelim paketlere,</text:p>
      <text:p text:style-name="P23"/>
      <text:p text:style-name="P23">LSB gereksinimlerini karşılamak için, LSF'nin ihtiyaç duyduğu paketler ve BLFS'nin ihtiyaç duyduğu paketler farklı, yani lfs tamamlandıktan sonra blfs'ye geçmeden önce lsb standartı tam olarak tamamlanmış olmayacak.</text:p>
      <text:p text:style-name="P23"/>
      <text:p text:style-name="P23">LFS de ihtiyaç duyulan paketler</text:p>
      <text:p text:style-name="P23">LSB Core için : Bash, Bc, Binutils, Coreutils, Diffutils, File, Findutils, Gawk, Grep, Gzip, M4, Man- DB, Ncurses, Procps, Psmisc, Sed, Shadow, Tar, Util-linux, Zlib</text:p>
      <text:p text:style-name="P23">LSB C++ <text:span text:style-name="T8">için</text:span> : Gcc</text:p>
      <text:p text:style-name="P23">LSB Runtime Languages için : Perl</text:p>
      <text:p text:style-name="P23"/>
      <text:p text:style-name="P23">BLFS de ihtiyaç duyulan paketler</text:p>
      <text:p text:style-name="P23">LSB Code için : At, Batch (a part of At), Cpio, Ed, Fcrontab, Initd-tools, Lsb_release, PAM, Pax, Sendmail (or Postfix or Exim), time</text:p>
      <text:p text:style-name="P23">LSB Desktop için <text:s/>: ATK, Cairo, Desktop-file-utils, Freetype, Fontconfig, Glib2, GTK+2, Icon-naming-utils, Libjpeg, Libpng, Libxml2, MesaLib, Pango, Qt4, Xorg</text:p>
      <text:p text:style-name="P23">LSB Runtime Languages için : <text:s/>Python</text:p>
      <text:p text:style-name="P25">LSB Printing için : CUPS</text:p>
      <text:p text:style-name="P25">LSB Multimeda için : Alsa Libraries, NSPR, NSS, OpenSSL, Java, Xdg-utils</text:p>
      <text:p text:style-name="P23"/>
      <text:p text:style-name="P24">gördüğünüz gibi lfs için LSB'nin Desktop gereksinimleri yok, lfs yerine blfs'de karşılanmış bu gereksinimler çünkü lfs de hazır bir masaüstümüz henüz olmayacak.</text:p>
      <text:p text:style-name="P24"/>
      <text:p text:style-name="P26">Bu paketler, kitap içerisinde ayrıntılı bir şekilde tek tek açıklanmış, bunlarla şimdilik vakit kaybetmek yerine kullandıkça (ihtiyaç duydukça) yazma taraftarıyım. Yine de ilgileniyorsanız kitaptan okuyabilirsiniz.</text:p>
      <text:p text:style-name="P26"/>
      <text:p text:style-name="P26">Ön gereksinimler</text:p>
      <text:p text:style-name="P27">LFS sistemi inşa etmek öyle sanıldığı kadar kolay bir iş değil, belli bir seviye linux-unix bilgisi gerekmekte. Eğer komut satırına yeterince hakim değilseniz, nasıl kopyalayacağız ki şimdi bunu, vs diye soruyorsanız, daha önce bir yazılım yüklemediyseniz, bu kitap çok da size göre değil demektir. Çünkü bunlara ayıracak vakitimiz olmayacak bu yüzden yazar bizden belli bir seviyede sistem bilgisi bekliyor doğal olarak.</text:p>
      <text:p text:style-name="P28">Eğer lfs destek forumlarından vs çok basit sorular sorarsanız yanıtsız kalabiir diyor yazarımız, o yüzden bizim için bi ön okuma listesi hazırlamışlar.</text:p>
      <text:p text:style-name="P28"/>
      <text:p text:style-name="P28">Software-Building-HOWTO <text:a xlink:type="simple" xlink:href="http://www.tldp.org/HOWTO/Software-Building-HOWTO.html">http://www.tldp.org/HOWTO/Software-Building-HOWTO.html</text:a></text:p>
      <text:p text:style-name="P28">Biraz eski ama hala geçerliliği olan yazılım yükleme belgesi</text:p>
      <text:p text:style-name="P28"/>
      <text:p text:style-name="P28">The Linux Users' Guide <text:a xlink:type="simple" xlink:href="http://tldp.org/pub/Linux/docs/ldp-archived/users-guide/">http://tldp.org/pub/Linux/docs/ldp-archived/users-guide/</text:a></text:p>
      <text:p text:style-name="P28">Linux Kullanıcı Kitabı. Eğer okumadıysanız önce bu kitabı okumanızı tavsiye ederim.</text:p>
      <text:p text:style-name="P28"/>
      <text:p text:style-name="P28">Ev sahibi sistemin gereksinimleri</text:p>
      <text:p text:style-name="P29">LFS'yi yüklemek için kullanacağımız ev sahibi sistemin üzerinde belirli programların belirli <text:soft-page-break/>versiyonlarının yüklü olması gerekiyor şimdi bunlara bir göz atalım. <text:span text:style-name="T9">Bİrçok modern linux dağıtımı için çoğu paket halihazırda ev ahibi sistemde mevcut olacaktır.</text:span></text:p>
      <text:p text:style-name="P29"/>
      <text:p text:style-name="P30">Unutmadan bu belirteceğimiz versiyonlar lfs için <text:span text:style-name="T10">gerekli minimum </text:span>test edilmiş versiyonlardır, eski sürümle<text:span text:style-name="T10">rle</text:span>de çalışma olasılığı var ancak garantisi yok test edilmemiş.</text:p>
      <text:p text:style-name="P31"/>
      <text:p text:style-name="P32">Bash-3.2 (/bin/sh should be a symbolic or hard link to bash)</text:p>
      <text:p text:style-name="P32">Binutils-2.17 (Versions greater than 2.25 are not recommended as they have not been tested)</text:p>
      <text:p text:style-name="P32">Bison-2.3 (/usr/bin/yacc should be a link to bison or small script that executes bison)</text:p>
      <text:p text:style-name="P32">Bzip2-1.0.4</text:p>
      <text:p text:style-name="P32">Coreutils-6.9</text:p>
      <text:p text:style-name="P32">Diffutils-2.8.1</text:p>
      <text:p text:style-name="P32">Findutils-4.2.31</text:p>
      <text:p text:style-name="P32">Gawk-4.0.1 (/usr/bin/awk should be a link to gawk)</text:p>
      <text:p text:style-name="P32">GCC-4.1.2 including the C++ compiler, g++ (Versions greater than 4.9.2 are not recommended as they have not</text:p>
      <text:p text:style-name="P32">been tested)</text:p>
      <text:p text:style-name="P29"/>
      <text:p text:style-name="P32">GCC için ayrıca /usr/lib ve /usr/lib64 dizinlerinde libgmp.la, libmpfr.la, ve libmpc.la. Dosyalarına bakın bu dosyaların ya 3'ü de bulunmalı ya da 3 'ü de bulunmamalı. <text:span text:style-name="T10">Sadece 2 tanesi veya 1 tanesi varsa silin</text:span></text:p>
      <text:p text:style-name="P32"/>
      <text:p text:style-name="P33">Glibc-2.5.1 (Versions greater than 2.21 are not recommended as they have not been tested)</text:p>
      <text:p text:style-name="P33">Grep-2.5.1a</text:p>
      <text:p text:style-name="P33">Gzip-1.3.12</text:p>
      <text:p text:style-name="P33">Linux Kernel-2.6.32</text:p>
      <text:p text:style-name="P33">M4-1.4.10 </text:p>
      <text:p text:style-name="P33">Make-3.81 </text:p>
      <text:p text:style-name="P33">Patch-2.5.4 </text:p>
      <text:p text:style-name="P33">Perl-5.8.8 </text:p>
      <text:p text:style-name="P33">Sed-4.1.5 </text:p>
      <text:p text:style-name="P33">Tar-1.18 </text:p>
      <text:p text:style-name="P33">Texinfo-4.7 </text:p>
      <text:p text:style-name="P33">Xz-5.0.0</text:p>
      <text:p text:style-name="P33"/>
      <text:p text:style-name="P33">Eğer bu programların daha eski versiyonlarına sahipseniz güncellemeniz iyi olur.</text:p>
      <text:p text:style-name="P33"/>
      <text:p text:style-name="P34">Versionları kontrol etmek için böyle de bir script yazmışlar</text:p>
      <text:p text:style-name="P34"/>
      <text:p text:style-name="P34">#!/bin/bash</text:p>
      <text:p text:style-name="P34"># Simple script to list version numbers of critical development tools</text:p>
      <text:p text:style-name="P34">export LC_ALL=C</text:p>
      <text:p text:style-name="P34">bash --version | head -n1 | cut -d" " -f2-4</text:p>
      <text:p text:style-name="P34">echo "/bin/sh -&gt; `readlink -f /bin/sh`"</text:p>
      <text:p text:style-name="P34">echo -n "Binutils: "; ld --version | head -n1 | cut -d" " -f3-</text:p>
      <text:p text:style-name="P34">bison --version | head -n1</text:p>
      <text:p text:style-name="P34"/>
      <text:p text:style-name="P34">if [ -h /usr/bin/yacc ]; then</text:p>
      <text:p text:style-name="P34"><text:tab/>echo "/usr/bin/yacc -&gt; `readlink -f /usr/bin/yacc`";</text:p>
      <text:p text:style-name="P34">elif [ -x /usr/bin/yacc ]; then</text:p>
      <text:p text:style-name="P34"><text:tab/>echo yacc is `/usr/bin/yacc --version | head -n1`</text:p>
      <text:p text:style-name="P34">else</text:p>
      <text:p text:style-name="P34"><text:soft-page-break/><text:tab/>echo "yacc not found"</text:p>
      <text:p text:style-name="P34">fi</text:p>
      <text:p text:style-name="P34"/>
      <text:p text:style-name="P34">bzip2 --version 2&gt;&amp;1 &lt; /dev/null | head -n1 | cut -d" " -f1,6-</text:p>
      <text:p text:style-name="P34">echo -n "Coreutils: "; chown --version | head -n1 | cut -d")" -f2</text:p>
      <text:p text:style-name="P34">diff --version | head -n1</text:p>
      <text:p text:style-name="P34">find --version | head -n1</text:p>
      <text:p text:style-name="P34">gawk --version | head -n1</text:p>
      <text:p text:style-name="P34"/>
      <text:p text:style-name="P34">if [ -h /usr/bin/awk ]; then</text:p>
      <text:p text:style-name="P34"><text:tab/>echo "/usr/bin/awk -&gt; `readlink -f /usr/bin/awk`";</text:p>
      <text:p text:style-name="P34">elif [ -x /usr/bin/awk ]; then</text:p>
      <text:p text:style-name="P34"><text:tab/>echo yacc is `/usr/bin/awk --version | head -n1`</text:p>
      <text:p text:style-name="P34">else</text:p>
      <text:p text:style-name="P34"><text:tab/>echo "awk not found"</text:p>
      <text:p text:style-name="P34">fi</text:p>
      <text:p text:style-name="P34"/>
      <text:p text:style-name="P34">gcc --version | head -n1</text:p>
      <text:p text:style-name="P34">g++ --version | head -n1</text:p>
      <text:p text:style-name="P34">ldd --version | head -n1 | cut -d" " -f2- # glibc version</text:p>
      <text:p text:style-name="P34">grep --version | head -n1</text:p>
      <text:p text:style-name="P34">gzip --version | head -n1</text:p>
      <text:p text:style-name="P34">cat /proc/version</text:p>
      <text:p text:style-name="P34">m4 --version | head -n1</text:p>
      <text:p text:style-name="P34">make --version | head -n1</text:p>
      <text:p text:style-name="P34">patch --version | head -n1</text:p>
      <text:p text:style-name="P34">echo Perl `perl -V:version`</text:p>
      <text:p text:style-name="P34">sed --version | head -n1</text:p>
      <text:p text:style-name="P34">tar --version | head -n1</text:p>
      <text:p text:style-name="P34">makeinfo --version | head -n1</text:p>
      <text:p text:style-name="P34">xz --version | head -n1</text:p>
      <text:p text:style-name="P34">echo 'main(){}' &gt; dummy.c &amp;&amp; g++ -o dummy dummy.c</text:p>
      <text:p text:style-name="P34"/>
      <text:p text:style-name="P34">if [ -x dummy ]</text:p>
      <text:p text:style-name="P34"><text:tab/>then echo "g++ compilation OK";</text:p>
      <text:p text:style-name="P34"><text:tab/>else echo "g++ compilation failed"; fi</text:p>
      <text:p text:style-name="P34">rm -f dummy.c dummy</text:p>
      <text:p text:style-name="P34"/>
      <text:p text:style-name="P34">kodlarını “version-check.sh” isimli bir dosyaya kaydedin sonra komut satırından sırasıyla</text:p>
      <text:p text:style-name="P34">“chmod +x version-check.sh” </text:p>
      <text:p text:style-name="P34">“./version-check.sh”</text:p>
      <text:p text:style-name="P34"/>
      <text:p text:style-name="P34">komutlarını vererek script'i çalıştırın. Her satırda program versiyonlarını kontrol edebilirsiniz.</text:p>
      <text:p text:style-name="P34"/>
      <text:p text:style-name="P34">Başka bir scriptle de daha önce bahsettiğimiz kütüphane dosyalarını kontrol edebilmek için</text:p>
      <text:p text:style-name="P34"/>
      <text:p text:style-name="P34">#!/bin/bash</text:p>
      <text:p text:style-name="P34">for lib in lib{gmp,mpfr,mpc}.la; do</text:p>
      <text:p text:style-name="P34"><text:tab/>echo $lib: $(if find /usr/lib* -name $lib | grep -q $lib;then :;else echo not;fi) found</text:p>
      <text:p text:style-name="P34">done</text:p>
      <text:p text:style-name="P34">unset lib</text:p>
      <text:p text:style-name="P34"/>
      <text:p text:style-name="P34"><text:soft-page-break/>kodlarını “library-check.sh” <text:s/>isimli bir dosyaya kaydedin sonra komut satırından sırasıyla</text:p>
      <text:p text:style-name="P34">“chmod +x library-check.sh” </text:p>
      <text:p text:style-name="P34">“./library-check.sh”</text:p>
      <text:p text:style-name="P34"/>
      <text:p text:style-name="P34">komutlarını vererek script'i çalıştırın.</text:p>
      <text:p text:style-name="P34"/>
      <text:p text:style-name="P35">Yazarımız burada kitaptaki yazım tiplerinden neyin nasıl fontla gösterildiğinden kısaca bahsetmiş.</text:p>
      <text:p text:style-name="P35"/>
      <text:p text:style-name="P35">Kitabın Yapısı</text:p>
      <text:p text:style-name="P35">Kitap birkaç farklı bölümden meydana geliyor</text:p>
      <text:p text:style-name="P35"/>
      <text:p text:style-name="P35">1. Bölüm Giriş</text:p>
      <text:p text:style-name="P35">Notlar genel bilgiler vs.</text:p>
      <text:p text:style-name="P35"/>
      <text:p text:style-name="P35">2.Bölüm</text:p>
      <text:p text:style-name="P35">İnşa için hazırlık. Bölümlendirilmelerin yapılması, gerekli paketlerin indirilmesi, geçici araçların derlenmesi vs.</text:p>
      <text:p text:style-name="P35"/>
      <text:p text:style-name="P35">3.Bölüm</text:p>
      <text:p text:style-name="P35">LFS 'nin inşası. Tüm paketlerin tek tek derlenmesi, boot script'in ayarlanması, kernelin yüklenmesi vs.</text:p>
      <text:p text:style-name="P35"/>
      <text:p text:style-name="P38">Başlamdan önce, kitabın yeni versiyonunda olası bir hata düzeltme vb olduğunda buradaki linkten takip edip düzeltebilirsiniz. </text:p>
      <text:p text:style-name="P38"/>
      <text:p text:style-name="P38"><text:a xlink:type="simple" xlink:href="http://www.linuxfromscratch.org/lfs/errata/7.7/">http://www.linuxfromscratch.org/lfs/errata/7.7/</text:a></text:p>
      <text:p text:style-name="P38"/>
      <text:p text:style-name="P35"/>
      <text:p text:style-name="P36">Bölüm 1 Giriş</text:p>
      <text:p text:style-name="P39">LFS sistemimizi hali hazırda yüklü başka bir linux (host-ev sahibi) <text:span text:style-name="T11">dağıtımını</text:span> kullanarak gerçekleştireceğiz. <text:span text:style-name="T11">Bu host sistem, yeni sistemi oluşturmak için başlangıçta bize gerekli araçları sağlamakla, kuırulum altyapısını ayarlamakla yükümlü olacak. Alternatif olarak bir live cd de kullanabilirsiniz.</text:span></text:p>
      <text:p text:style-name="P39"/>
      <text:p text:style-name="P40">Kitabın 2. bölümünde LFS'nin derlenip yükleneceği yerel disk bölümlerinin ve dosya sistemlerinin nasıl oluşturulacağından bahsedilecek, </text:p>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z Çetin</meta:initial-creator>
    <meta:creation-date>2015-07-15T03:22:29.388185134</meta:creation-date>
    <meta:generator>LibreOffice/4.2.8.2$Linux_X86_64 LibreOffice_project/420m0$Build-2</meta:generator>
    <dc:date>2015-07-24T00:14:04.536717010</dc:date>
    <dc:creator>Deniz Çetin</dc:creator>
    <meta:editing-duration>PT4H33M42S</meta:editing-duration>
    <meta:editing-cycles>55</meta:editing-cycles>
    <meta:document-statistic meta:table-count="0" meta:image-count="0" meta:object-count="0" meta:page-count="7" meta:paragraph-count="179" meta:word-count="2311" meta:character-count="16620" meta:non-whitespace-character-count="14470"/>
  </office:meta>
</office:document-meta>
</file>